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Italic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12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1.75cm" fo:min-width="3.5cm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2.698cm" fo:min-width="4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77cm"/>
      <style:paragraph-properties style:writing-mode="lr-tb"/>
    </style:style>
    <style:style style:name="gr5" style:family="graphic" style:parent-style-name="standard">
      <style:graphic-properties draw:fill-color="#e8f2a1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1cm" fo:min-width="4.462cm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75cm" fo:min-width="4.3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53cm" draw:marker-start-width="0.279cm" draw:marker-end-width="0.279cm" svg:stroke-linecap="butt" draw:fill="none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665cm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start="Arrowheads_20_3" draw:marker-start-width="0.3cm" draw:marker-end="" draw:marker-end-width="0.3cm" draw:fill="none" draw:textarea-vertical-align="middle"/>
    </style:style>
    <style:style style:name="gr12" style:family="graphic" style:parent-style-name="objectwithoutfill">
      <style:graphic-properties draw:marker-start="Arrowheads_20_24" draw:marker-start-width="0.3cm" draw:marker-end="" draw:marker-end-width="0.3cm" draw:fill="none" draw:textarea-vertical-align="middle"/>
    </style:style>
    <style:style style:name="gr13" style:family="graphic" style:parent-style-name="objectwithoutfill">
      <style:graphic-properties draw:marker-end="Arrowheads_20_9" draw:marker-end-width="0.3cm" draw:fill="none" draw:textarea-vertical-align="middle"/>
    </style:style>
    <style:style style:name="gr14" style:family="graphic" style:parent-style-name="objectwithoutfill">
      <style:graphic-properties draw:marker-end="Arrowheads_20_10" draw:marker-end-width="0.3cm" draw:fill="none" draw:textarea-vertical-align="middle"/>
    </style:style>
    <style:style style:name="gr15" style:family="graphic" style:parent-style-name="objectwithoutfill">
      <style:graphic-properties draw:marker-end="Arrowheads_20_11" draw:marker-end-width="0.3cm" draw:fill="none" draw:textarea-vertical-align="middle"/>
    </style:style>
    <style:style style:name="gr16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/>
    </style:style>
    <style:style style:name="gr17" style:family="graphic" style:parent-style-name="objectwithoutfill">
      <style:graphic-properties draw:marker-start="Arrowheads_20_16" draw:marker-start-width="0.3cm" draw:marker-end="" draw:marker-end-width="0.3cm" draw:fill="none" draw:textarea-vertical-align="middle"/>
    </style:style>
    <style:style style:name="gr18" style:family="graphic" style:parent-style-name="objectwithoutfill">
      <style:graphic-properties draw:marker-start="Arrowheads_20_23" draw:marker-start-width="0.3cm" draw:marker-end="" draw:marker-end-width="0.3cm" draw:fill="none" draw:textarea-vertical-align="middle"/>
    </style:style>
    <style:style style:name="gr19" style:family="graphic" style:parent-style-name="objectwithoutfill">
      <style:graphic-properties draw:marker-start="" draw:marker-start-width="0.3cm" draw:marker-end="Arrowheads_20_22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P6" style:family="paragraph">
      <style:paragraph-properties fo:text-align="center" style:writing-mode="lr-tb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8" style:family="paragraph">
      <loext:graphic-properties draw:fill-color="#e8f2a1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hilanka1" fo:font-size="10pt" fo:font-style="italic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12cm" svg:height="0.962cm" svg:x="10.638cm" svg:y="1.25cm">
          <draw:text-box>
            <text:p>UdaConnect Architecture Diagram</text:p>
          </draw:text-box>
        </draw:frame>
        <draw:g xml:id="id1" draw:id="id1">
          <draw:custom-shape draw:style-name="gr2" draw:text-style-name="P3" draw:layer="layout" svg:width="4cm" svg:height="2cm" svg:x="7.5cm" svg:y="3.725cm">
            <text:p text:style-name="P2">Frontend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7cm" svg:y="3.22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7cm" svg:y="2.5cm">
            <draw:text-box>
              <text:p><text:span text:style-name="T1">Microservice</text:span></text:p>
            </draw:text-box>
          </draw:frame>
        </draw:g>
        <draw:g xml:id="id3" draw:id="id3">
          <draw:custom-shape draw:style-name="gr5" draw:text-style-name="P8" draw:layer="layout" svg:width="4cm" svg:height="2cm" svg:x="7.5cm" svg:y="9cm">
            <text:p text:style-name="P6"><text:span text:style-name="T2">locService</text:span></text:p>
            <text:p text:style-name="P7"><text:span text:style-name="T3"/></text:p>
            <text:p text:style-name="P7"><text:span text:style-name="T3">[REST API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7cm" svg:y="8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7cm" svg:y="7.775cm">
            <draw:text-box>
              <text:p><text:span text:style-name="T1">Microservice</text:span></text:p>
            </draw:text-box>
          </draw:frame>
        </draw:g>
        <draw:g xml:id="id2" draw:id="id2">
          <draw:custom-shape draw:style-name="gr5" draw:text-style-name="P8" draw:layer="layout" svg:width="4cm" svg:height="2cm" svg:x="1.75cm" svg:y="9cm">
            <text:p text:style-name="P6"><text:span text:style-name="T4">prsService</text:span></text:p>
            <text:p text:style-name="P7"><text:span text:style-name="T3"/></text:p>
            <text:p text:style-name="P7"><text:span text:style-name="T3">[REST API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1.25cm" svg:y="8.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1.25cm" svg:y="7.775cm">
            <draw:text-box>
              <text:p><text:span text:style-name="T1">Microservice</text:span></text:p>
            </draw:text-box>
          </draw:frame>
        </draw:g>
        <draw:g xml:id="id4" draw:id="id4">
          <draw:custom-shape draw:style-name="gr5" draw:text-style-name="P8" draw:layer="layout" svg:width="4cm" svg:height="2cm" svg:x="13cm" svg:y="8.975cm">
            <text:p text:style-name="P6"><text:span text:style-name="T4">conService</text:span></text:p>
            <text:p text:style-name="P6"><text:span text:style-name="T3"/></text:p>
            <text:p text:style-name="P7"><text:span text:style-name="T3">[REST API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5cm" svg:height="3cm" svg:x="12.5cm" svg:y="8.47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877cm" svg:height="0.725cm" svg:x="12.5cm" svg:y="7.75cm">
            <draw:text-box>
              <text:p><text:span text:style-name="T1">Microservice</text:span></text:p>
            </draw:text-box>
          </draw:frame>
        </draw:g>
        <draw:custom-shape draw:style-name="gr6" draw:text-style-name="P2" xml:id="id5" draw:id="id5" draw:layer="layout" svg:width="5.5cm" svg:height="1.5cm" svg:x="15cm" svg:y="2.75cm">
          <text:p text:style-name="P2">Mobile Ap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6" draw:id="id6">
          <draw:custom-shape draw:style-name="gr7" draw:text-style-name="P10" draw:layer="layout" svg:width="4.8cm" svg:height="2cm" svg:x="22.1cm" svg:y="3.739cm">
            <text:p text:style-name="P9"><text:span text:style-name="T5">locEventProducer</text:span></text:p>
            <text:p text:style-name="P9"><text:span text:style-name="T3"/></text:p>
            <text:p text:style-name="P9"><text:span text:style-name="T3">[gRPC &amp; Kafka Producer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21.5cm" svg:y="3.23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21.5cm" svg:y="2.514cm">
            <draw:text-box>
              <text:p><text:span text:style-name="T1">Microservice</text:span></text:p>
            </draw:text-box>
          </draw:frame>
        </draw:g>
        <draw:g xml:id="id8" draw:id="id8">
          <draw:custom-shape draw:style-name="gr7" draw:text-style-name="P10" draw:layer="layout" svg:width="4.8cm" svg:height="2cm" svg:x="22.1cm" svg:y="11.689cm">
            <text:p text:style-name="P9"><text:span text:style-name="T5">locEventConsumer</text:span></text:p>
            <text:p text:style-name="P9"><text:span text:style-name="T3"/></text:p>
            <text:p text:style-name="P11"><text:span text:style-name="T3">[Kafka Consumer]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21.5cm" svg:y="11.18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21.5cm" svg:y="10.464cm">
            <draw:text-box>
              <text:p><text:span text:style-name="T1">Microservice</text:span></text:p>
            </draw:text-box>
          </draw:frame>
        </draw:g>
        <draw:g xml:id="id7" draw:id="id7">
          <draw:custom-shape draw:style-name="gr7" draw:text-style-name="P10" draw:layer="layout" svg:width="4.8cm" svg:height="2cm" svg:x="22.1cm" svg:y="7.739cm">
            <text:p text:style-name="P9"><text:span text:style-name="T5">Kafk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21.5cm" svg:y="7.23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21.5cm" svg:y="6.514cm">
            <draw:text-box>
              <text:p><text:span text:style-name="T1">Microservice</text:span></text:p>
            </draw:text-box>
          </draw:frame>
        </draw:g>
        <draw:connector draw:style-name="gr10" draw:text-style-name="P4" draw:layer="layout" svg:x1="7cm" svg:y1="4.362cm" svg:x2="3.75cm" svg:y2="7.775cm" draw:start-shape="id1" draw:start-glue-point="3" draw:end-shape="id2" svg:d="M7000 4362h-3250v3413" svg:viewBox="0 0 3251 3414">
          <text:p/>
        </draw:connector>
        <draw:connector draw:style-name="gr11" draw:text-style-name="P4" draw:layer="layout" svg:x1="9.5cm" svg:y1="6.225cm" svg:x2="9.5cm" svg:y2="7.775cm" draw:start-shape="id1" draw:start-glue-point="2" draw:end-shape="id3" svg:d="M9500 6225v1550" svg:viewBox="0 0 1 1551">
          <text:p/>
        </draw:connector>
        <draw:connector draw:style-name="gr12" draw:text-style-name="P4" draw:layer="layout" svg:x1="12cm" svg:y1="4.362cm" svg:x2="15cm" svg:y2="7.75cm" draw:start-shape="id1" draw:start-glue-point="1" draw:end-shape="id4" draw:end-glue-point="0" svg:d="M12000 4362h3000v3388" svg:viewBox="0 0 3001 3389">
          <text:p/>
        </draw:connector>
        <draw:connector draw:style-name="gr13" draw:text-style-name="P4" draw:layer="layout" svg:x1="20.5cm" svg:y1="3.5cm" svg:x2="21.5cm" svg:y2="4.376cm" draw:start-shape="id5" draw:start-glue-point="7" draw:end-shape="id6" draw:end-glue-point="3" svg:d="M20500 3500h488v876h512" svg:viewBox="0 0 1001 877">
          <text:p/>
        </draw:connector>
        <draw:connector draw:style-name="gr14" draw:text-style-name="P4" draw:layer="layout" svg:x1="27.5cm" svg:y1="4.376cm" svg:x2="27.5cm" svg:y2="8.376cm" draw:start-shape="id6" draw:start-glue-point="1" draw:end-shape="id7" draw:end-glue-point="1" svg:d="M27500 4376h527v4000h-527" svg:viewBox="0 0 528 4001">
          <text:p/>
        </draw:connector>
        <draw:connector draw:style-name="gr15" draw:text-style-name="P4" draw:layer="layout" svg:x1="27.5cm" svg:y1="8.376cm" svg:x2="27.5cm" svg:y2="12.326cm" draw:start-shape="id7" draw:start-glue-point="1" draw:end-shape="id8" svg:d="M27500 8376h527v3950h-527" svg:viewBox="0 0 528 3951">
          <text:p/>
        </draw:connector>
        <draw:g xml:id="id9" draw:id="id9">
          <draw:custom-shape draw:style-name="gr7" draw:text-style-name="P10" draw:layer="layout" svg:width="4.8cm" svg:height="2cm" svg:x="7.1cm" svg:y="15.225cm">
            <text:p text:style-name="P9"><text:span text:style-name="T5">Postgr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6cm" svg:height="3cm" svg:x="6.5cm" svg:y="14.72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453cm" svg:height="0.725cm" svg:x="6.5cm" svg:y="14cm">
            <draw:text-box>
              <text:p><text:span text:style-name="T1">Microservice</text:span></text:p>
            </draw:text-box>
          </draw:frame>
        </draw:g>
        <draw:connector draw:style-name="gr16" draw:text-style-name="P4" draw:layer="layout" svg:x1="3.75cm" svg:y1="11.5cm" svg:x2="6.5cm" svg:y2="15.862cm" draw:start-shape="id2" draw:start-glue-point="2" draw:end-shape="id9" draw:end-glue-point="3" svg:d="M3750 11500v4362h2750" svg:viewBox="0 0 2751 4363">
          <text:p/>
        </draw:connector>
        <draw:connector draw:style-name="gr17" draw:text-style-name="P4" draw:layer="layout" svg:x1="9.5cm" svg:y1="11.5cm" svg:x2="9.5cm" svg:y2="14cm" draw:start-shape="id3" draw:start-glue-point="2" draw:end-shape="id9" svg:d="M9500 11500v2500" svg:viewBox="0 0 1 2501">
          <text:p/>
        </draw:connector>
        <draw:connector draw:style-name="gr18" draw:text-style-name="P4" draw:layer="layout" svg:x1="15cm" svg:y1="11.475cm" svg:x2="12.5cm" svg:y2="15.862cm" draw:start-shape="id4" draw:start-glue-point="2" draw:end-shape="id9" draw:end-glue-point="1" svg:d="M15000 11475v4387h-2500" svg:viewBox="0 0 2501 4388">
          <text:p/>
        </draw:connector>
        <draw:connector draw:style-name="gr19" draw:text-style-name="P4" draw:layer="layout" svg:x1="24.5cm" svg:y1="14.189cm" svg:x2="9.5cm" svg:y2="17.725cm" draw:start-shape="id8" draw:start-glue-point="2" draw:end-shape="id9" draw:end-glue-point="2" svg:d="M24500 14189v4063h-15000v-527" svg:viewBox="0 0 15001 40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Italic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16:25:44.781100794</meta:creation-date>
    <dc:date>2021-12-28T16:12:28.403337788</dc:date>
    <meta:editing-duration>PT19M37S</meta:editing-duration>
    <meta:editing-cycles>3</meta:editing-cycles>
    <meta:generator>LibreOffice/7.2.3.2$Linux_X86_64 LibreOffice_project/20$Build-2</meta:generator>
    <meta:document-statistic meta:object-count="44"/>
  </office:meta>
</office:document-meta>
</file>